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ppingExceptionResolverTests.thre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MappingExceptionResolverTests.exactExceptionMappingWithHandler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defaultErrorViewDifferen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ppingExceptionResolverTests.simpleExceptionMappingWith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simpleExceptionMappingWithHandlerSpecifiedButWrong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noDefaultStatusCodeIn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ppingExceptionResolverTests.defaultErrorViewDiffer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ppingExceptionResolverTests.setDefaul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ppingExceptionResolverTests.twoMappingsOneShortOn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ExceptionResolverTests.missingExceptionI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twoMappingsOneShortOneLongThrowOd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appingExceptionResolverTests.twoMappingsThrowOddExceptionUseLongExcep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appingExceptionResolverTests.noDefaul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MappingExceptionResolverTests.simpleExcep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specific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ExceptionResolverTests.nullException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ppingExceptionResolverTests.defaultErro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ppingExceptionResolverTests.simpleExceptionMappingWithHandlerClassSpecifiedButWrong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exactExceptionMappingWithHandlerClass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nullExcep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ppingExceptionResolverTests.s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appingException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ExceptionResolverTests.exactExceptionMappingWithHandlerInterfac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ppingExceptionResolverTests.two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